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4.27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ime_dragonizer_draw_pthread_28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cmd=draw lib=pthread power=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F(i) Pthread</text:p>
          </table:table-cell>
          <table:table-cell office:value-type="string" calcext:value-type="string">
            <text:p>F(i) TBB</text:p>
          </table:table-cell>
          <table:table-cell office:value-type="string" calcext:value-type="string">
            <text:p>p(i) pthread</text:p>
          </table:table-cell>
          <table:table-cell office:value-type="string" calcext:value-type="string">
            <text:p>p(i) TB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340</text:p>
          </table:table-cell>
          <table:table-cell office:value-type="string" calcext:value-type="string">
            <text:p>4.363</text:p>
          </table:table-cell>
          <table:table-cell office:value-type="float" office:value="4.79" calcext:value-type="float">
            <text:p>4,79</text:p>
          </table:table-cell>
          <table:table-cell office:value-type="float" office:value="0.992275574112735" calcext:value-type="float">
            <text:p>0,992275574112735</text:p>
          </table:table-cell>
          <table:table-cell office:value-type="float" office:value="1.00274261603376" calcext:value-type="float">
            <text:p>1,0027426160337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4.210</text:p>
          </table:table-cell>
          <table:table-cell office:value-type="float" office:value="3.08" calcext:value-type="float">
            <text:p>3,08</text:p>
          </table:table-cell>
          <table:table-cell office:value-type="float" office:value="1.54318181818182" calcext:value-type="float">
            <text:p>1,54318181818182</text:p>
          </table:table-cell>
          <table:table-cell office:value-type="float" office:value="1.95034878949528" calcext:value-type="float">
            <text:p>1,95034878949528</text:p>
          </table:table-cell>
          <table:table-cell table:formula="of:=(-[.A4]*([.D4]-[.D$14]))/(([.A4]-1)*[.D$14])" office:value-type="float" office:value="0.703976435935199" calcext:value-type="float">
            <text:p>0,703976435935199</text:p>
          </table:table-cell>
          <table:table-cell table:formula="of:=(-[.A4]*([.D19]-[.D$14]))/(([.A4]-1)*[.D$14])" office:value-type="float" office:value="0.974542394277299" calcext:value-type="float">
            <text:p>0,9745423942772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377</text:p>
          </table:table-cell>
          <table:table-cell office:value-type="string" calcext:value-type="string">
            <text:p>4.320</text:p>
          </table:table-cell>
          <table:table-cell office:value-type="float" office:value="2.633" calcext:value-type="float">
            <text:p>2,633</text:p>
          </table:table-cell>
          <table:table-cell office:value-type="float" office:value="1.80516521078618" calcext:value-type="float">
            <text:p>1,80516521078618</text:p>
          </table:table-cell>
          <table:table-cell office:value-type="float" office:value="2.78441710603398" calcext:value-type="float">
            <text:p>2,78441710603398</text:p>
          </table:table-cell>
          <table:table-cell table:formula="of:=(-[.A5]*([.D5]-[.D$14]))/(([.A5]-1)*[.D$14])" office:value-type="float" office:value="0.669051125604881" calcext:value-type="float">
            <text:p>0,669051125604881</text:p>
          </table:table-cell>
          <table:table-cell table:formula="of:=(-[.A5]*([.D20]-[.D$14]))/(([.A5]-1)*[.D$14])" office:value-type="float" office:value="0.961287607826636" calcext:value-type="float">
            <text:p>0,9612876078266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393</text:p>
          </table:table-cell>
          <table:table-cell office:value-type="string" calcext:value-type="string">
            <text:p>4.393</text:p>
          </table:table-cell>
          <table:table-cell office:value-type="float" office:value="2.367" calcext:value-type="float">
            <text:p>2,367</text:p>
          </table:table-cell>
          <table:table-cell office:value-type="float" office:value="2.00802703844529" calcext:value-type="float">
            <text:p>2,00802703844529</text:p>
          </table:table-cell>
          <table:table-cell office:value-type="float" office:value="3.21800947867299" calcext:value-type="float">
            <text:p>3,21800947867299</text:p>
          </table:table-cell>
          <table:table-cell table:formula="of:=(-[.A6]*([.D6]-[.D$14]))/(([.A6]-1)*[.D$14])" office:value-type="float" office:value="0.669331650185848" calcext:value-type="float">
            <text:p>0,669331650185848</text:p>
          </table:table-cell>
          <table:table-cell table:formula="of:=(-[.A6]*([.D21]-[.D$14]))/(([.A6]-1)*[.D$14])" office:value-type="float" office:value="0.91899852724595" calcext:value-type="float">
            <text:p>0,918998527245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4.993</text:p>
          </table:table-cell>
          <table:table-cell office:value-type="float" office:value="2.503" calcext:value-type="float">
            <text:p>2,503</text:p>
          </table:table-cell>
          <table:table-cell office:value-type="float" office:value="1.89892129444666" calcext:value-type="float">
            <text:p>1,89892129444666</text:p>
          </table:table-cell>
          <table:table-cell office:value-type="float" office:value="3.54701492537313" calcext:value-type="float">
            <text:p>3,54701492537313</text:p>
          </table:table-cell>
          <table:table-cell table:formula="of:=(-[.A7]*([.D7]-[.D$14]))/(([.A7]-1)*[.D$14])" office:value-type="float" office:value="0.591731537976015" calcext:value-type="float">
            <text:p>0,591731537976015</text:p>
          </table:table-cell>
          <table:table-cell table:formula="of:=(-[.A7]*([.D22]-[.D$14]))/(([.A7]-1)*[.D$14])" office:value-type="float" office:value="0.897590995160951" calcext:value-type="float">
            <text:p>0,8975909951609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430</text:p>
          </table:table-cell>
          <table:table-cell office:value-type="string" calcext:value-type="string">
            <text:p>5.437</text:p>
          </table:table-cell>
          <table:table-cell office:value-type="float" office:value="2.38" calcext:value-type="float">
            <text:p>2,38</text:p>
          </table:table-cell>
          <table:table-cell office:value-type="float" office:value="1.99705882352941" calcext:value-type="float">
            <text:p>1,99705882352941</text:p>
          </table:table-cell>
          <table:table-cell office:value-type="float" office:value="3.69308469308469" calcext:value-type="float">
            <text:p>3,69308469308469</text:p>
          </table:table-cell>
          <table:table-cell table:formula="of:=(-[.A8]*([.D8]-[.D$14]))/(([.A8]-1)*[.D$14])" office:value-type="float" office:value="0.599116347569956" calcext:value-type="float">
            <text:p>0,599116347569956</text:p>
          </table:table-cell>
          <table:table-cell table:formula="of:=(-[.A8]*([.D23]-[.D$14]))/(([.A8]-1)*[.D$14])" office:value-type="float" office:value="0.87506837786661" calcext:value-type="float">
            <text:p>0,875068377866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457</text:p>
          </table:table-cell>
          <table:table-cell office:value-type="string" calcext:value-type="string">
            <text:p>5.850</text:p>
          </table:table-cell>
          <table:table-cell office:value-type="float" office:value="2.287" calcext:value-type="float">
            <text:p>2,287</text:p>
          </table:table-cell>
          <table:table-cell office:value-type="float" office:value="2.07826847398338" calcext:value-type="float">
            <text:p>2,07826847398338</text:p>
          </table:table-cell>
          <table:table-cell office:value-type="float" office:value="3.81154771451484" calcext:value-type="float">
            <text:p>3,81154771451484</text:p>
          </table:table-cell>
          <table:table-cell table:formula="of:=(-[.A9]*([.D9]-[.D$14]))/(([.A9]-1)*[.D$14])" office:value-type="float" office:value="0.605301914580265" calcext:value-type="float">
            <text:p>0,605301914580265</text:p>
          </table:table-cell>
          <table:table-cell table:formula="of:=(-[.A9]*([.D24]-[.D$14]))/(([.A9]-1)*[.D$14])" office:value-type="float" office:value="0.860579283259696" calcext:value-type="float">
            <text:p>0,8605792832596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440</text:p>
          </table:table-cell>
          <table:table-cell office:value-type="string" calcext:value-type="string">
            <text:p>6.180</text:p>
          </table:table-cell>
          <table:table-cell office:value-type="float" office:value="2.26" calcext:value-type="float">
            <text:p>2,26</text:p>
          </table:table-cell>
          <table:table-cell office:value-type="float" office:value="2.10309734513274" calcext:value-type="float">
            <text:p>2,10309734513274</text:p>
          </table:table-cell>
          <table:table-cell office:value-type="float" office:value="3.85482562854826" calcext:value-type="float">
            <text:p>3,85482562854826</text:p>
          </table:table-cell>
          <table:table-cell table:formula="of:=(-[.A10]*([.D10]-[.D$14]))/(([.A10]-1)*[.D$14])" office:value-type="float" office:value="0.599440954585074" calcext:value-type="float">
            <text:p>0,599440954585074</text:p>
          </table:table-cell>
          <table:table-cell table:formula="of:=(-[.A10]*([.D25]-[.D$14]))/(([.A10]-1)*[.D$14])" office:value-type="float" office:value="0.846382735715788" calcext:value-type="float">
            <text:p>0,84638273571578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md=draw lib=serial power=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lapse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4.340</text:p>
          </table:table-cell>
          <table:table-cell office:value-type="float" office:value="4.753" calcext:value-type="float">
            <text:p>4,75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md=draw lib=tbb power=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lapse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4.300</text:p>
          </table:table-cell>
          <table:table-cell office:value-type="float" office:value="4.74" calcext:value-type="float">
            <text:p>4,7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4.283</text:p>
          </table:table-cell>
          <table:table-cell office:value-type="float" office:value="2.437" calcext:value-type="float">
            <text:p>2,43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370</text:p>
          </table:table-cell>
          <table:table-cell office:value-type="string" calcext:value-type="string">
            <text:p>4.320</text:p>
          </table:table-cell>
          <table:table-cell office:value-type="float" office:value="1.707" calcext:value-type="float">
            <text:p>1,70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427</text:p>
          </table:table-cell>
          <table:table-cell office:value-type="string" calcext:value-type="string">
            <text:p>4.590</text:p>
          </table:table-cell>
          <table:table-cell office:value-type="float" office:value="1.477" calcext:value-type="float">
            <text:p>1,47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427</text:p>
          </table:table-cell>
          <table:table-cell office:value-type="string" calcext:value-type="string">
            <text:p>5.523</text:p>
          </table:table-cell>
          <table:table-cell office:value-type="float" office:value="1.34" calcext:value-type="float">
            <text:p>1,3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450</text:p>
          </table:table-cell>
          <table:table-cell office:value-type="string" calcext:value-type="string">
            <text:p>6.330</text:p>
          </table:table-cell>
          <table:table-cell office:value-type="float" office:value="1.287" calcext:value-type="float">
            <text:p>1,28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483</text:p>
          </table:table-cell>
          <table:table-cell office:value-type="string" calcext:value-type="string">
            <text:p>7.143</text:p>
          </table:table-cell>
          <table:table-cell office:value-type="float" office:value="1.247" calcext:value-type="float">
            <text:p>1,24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507</text:p>
          </table:table-cell>
          <table:table-cell office:value-type="string" calcext:value-type="string">
            <text:p>7.880</text:p>
          </table:table-cell>
          <table:table-cell office:value-type="float" office:value="1.233" calcext:value-type="float">
            <text:p>1,2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6T15:09:43.919109975</dc:date>
    <meta:editing-duration>PT7M23S</meta:editing-duration>
    <meta:editing-cycles>1</meta:editing-cycles>
    <meta:document-statistic meta:table-count="1" meta:cell-count="117" meta:object-count="0"/>
    <meta:generator>LibreOffice/5.2.7.2$Linux_X86_64 LibreOffice_project/20$Build-2</meta:generator>
  </office:meta>
</office:document-meta>
</file>